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0 Mod Name</text:p>
          </table:table-cell>
          <table:table-cell table:style-name="ce1" office:value-type="string" calcext:value-type="string">
            <text:p>1 Author</text:p>
          </table:table-cell>
          <table:table-cell table:style-name="ce1" office:value-type="string" calcext:value-type="string">
            <text:p>2 Short Name</text:p>
          </table:table-cell>
          <table:table-cell table:style-name="ce1" office:value-type="string" calcext:value-type="string">
            <text:p>3 tp2</text:p>
          </table:table-cell>
          <table:table-cell table:style-name="ce1" office:value-type="string" calcext:value-type="string">
            <text:p>4 SoA File</text:p>
          </table:table-cell>
          <table:table-cell table:style-name="ce1" office:value-type="string" calcext:value-type="string">
            <text:p>5 SoA comp#</text:p>
          </table:table-cell>
          <table:table-cell table:style-name="ce1" office:value-type="string" calcext:value-type="string">
            <text:p>6 <text:s/>ToB File</text:p>
          </table:table-cell>
          <table:table-cell table:style-name="ce1" office:value-type="string" calcext:value-type="string">
            <text:p>7 ToB comp#</text:p>
          </table:table-cell>
          <table:table-cell table:style-name="ce1" office:value-type="string" calcext:value-type="string">
            <text:p>8 RC SoA</text:p>
          </table:table-cell>
          <table:table-cell table:style-name="ce1" office:value-type="string" calcext:value-type="string">
            <text:p>9 RC ToB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Adrian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adrian</text:p>
          </table:table-cell>
          <table:table-cell/>
          <table:table-cell office:value-type="string" calcext:value-type="string">
            <text:p>rh#adr.dlg</text:p>
          </table:table-cell>
          <table:table-cell/>
          <table:table-cell office:value-type="string" calcext:value-type="string">
            <text:p>rh#a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fu-Zuuvi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afuzuuvi</text:p>
          </table:table-cell>
          <table:table-cell/>
          <table:table-cell office:value-type="string" calcext:value-type="string">
            <text:p>l#afub.dlg</text:p>
          </table:table-cell>
          <table:table-cell/>
          <table:table-cell office:value-type="string" calcext:value-type="string">
            <text:p>l#af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jantis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ajantis</text:p>
          </table:table-cell>
          <table:table-cell/>
          <table:table-cell office:value-type="string" calcext:value-type="string">
            <text:p>c#ajanb.dlg</text:p>
          </table:table-cell>
          <table:table-cell/>
          <table:table-cell office:value-type="string" calcext:value-type="string">
            <text:p>c#aja25b.dlg</text:p>
          </table:table-cell>
          <table:table-cell/>
          <table:table-cell office:value-type="string" calcext:value-type="string">
            <text:p>c#ajan</text:p>
          </table:table-cell>
          <table:table-cell office:value-type="string" calcext:value-type="string">
            <text:p>c#ajan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lassa</text:p>
          </table:table-cell>
          <table:table-cell office:value-type="string" calcext:value-type="string">
            <text:p>SimDing0</text:p>
          </table:table-cell>
          <table:table-cell office:value-type="string" calcext:value-type="string">
            <text:p>alassa</text:p>
          </table:table-cell>
          <table:table-cell/>
          <table:table-cell office:value-type="string" calcext:value-type="string">
            <text:p>bd0ala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ternatives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alternatives</text:p>
          </table:table-cell>
          <table:table-cell/>
          <table:table-cell office:value-type="string" calcext:value-type="string">
            <text:p>b!aster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office:value-type="string" calcext:value-type="string">
            <text:p>Meira &amp; Darios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bm#amber.dlg</text:p>
          </table:table-cell>
          <table:table-cell table:number-columns-repeated="3"/>
          <table:table-cell office:value-type="string" calcext:value-type="string">
            <text:p>m#a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gelo</text:p>
          </table:table-cell>
          <table:table-cell office:value-type="string" calcext:value-type="string">
            <text:p>Sister Vigilante, Kulyok</text:p>
          </table:table-cell>
          <table:table-cell office:value-type="string" calcext:value-type="string">
            <text:p>angelo</text:p>
          </table:table-cell>
          <table:table-cell/>
          <table:table-cell office:value-type="string" calcext:value-type="string">
            <text:p>badangel.dlg</text:p>
          </table:table-cell>
          <table:table-cell/>
          <table:table-cell office:value-type="string" calcext:value-type="string">
            <text:p>adang25.dlg</text:p>
          </table:table-cell>
          <table:table-cell/>
          <table:table-cell office:value-type="string" calcext:value-type="string">
            <text:p>adangel</text:p>
          </table:table-cell>
          <table:table-cell office:value-type="string" calcext:value-type="string">
            <text:p>adang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an Whitehand</text:p>
          </table:table-cell>
          <table:table-cell office:value-type="string" calcext:value-type="string">
            <text:p>cmorgan</text:p>
          </table:table-cell>
          <table:table-cell office:value-type="string" calcext:value-type="string">
            <text:p>aran</text:p>
          </table:table-cell>
          <table:table-cell/>
          <table:table-cell office:value-type="string" calcext:value-type="string">
            <text:p>c-aranb.dlg</text:p>
          </table:table-cell>
          <table:table-cell/>
          <table:table-cell office:value-type="string" calcext:value-type="string">
            <text:p>c-ar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ath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arath</text:p>
          </table:table-cell>
          <table:table-cell/>
          <table:table-cell office:value-type="string" calcext:value-type="string">
            <text:p>blk#arat.dlg</text:p>
          </table:table-cell>
          <table:table-cell/>
          <table:table-cell office:value-type="string" calcext:value-type="string">
            <text:p>blk#a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uren Asep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auren</text:p>
          </table:table-cell>
          <table:table-cell/>
          <table:table-cell office:value-type="string" calcext:value-type="string">
            <text:p>k#aurenb.dlg</text:p>
          </table:table-cell>
          <table:table-cell/>
          <table:table-cell office:value-type="string" calcext:value-type="string">
            <text:p>k#au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aurin Legacy [Minyae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</text:p>
          </table:table-cell>
          <table:table-cell/>
          <table:table-cell office:value-type="string" calcext:value-type="string">
            <text:p>qi#mib.dlg</text:p>
          </table:table-cell>
          <table:table-cell/>
          <table:table-cell office:value-type="string" calcext:value-type="string">
            <text:p>qi#m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eaurin Legacy [Hidden NPC]</text:p>
          </table:table-cell>
          <table:table-cell office:value-type="string" calcext:value-type="string">
            <text:p>jmaeq</text:p>
          </table:table-cell>
          <table:table-cell office:value-type="string" calcext:value-type="string">
            <text:p>beaurin-legacy-hidden</text:p>
          </table:table-cell>
          <table:table-cell/>
          <table:table-cell office:value-type="string" calcext:value-type="string">
            <text:p>qi#elab.dlg</text:p>
          </table:table-cell>
          <table:table-cell/>
          <table:table-cell office:value-type="string" calcext:value-type="string">
            <text:p>qi#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ranwe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branwen</text:p>
          </table:table-cell>
          <table:table-cell/>
          <table:table-cell office:value-type="string" calcext:value-type="string">
            <text:p>o#bbran.dlg</text:p>
          </table:table-cell>
          <table:table-cell/>
          <table:table-cell office:value-type="string" calcext:value-type="string">
            <text:p>o#bb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hloe</text:p>
          </table:table-cell>
          <table:table-cell office:value-type="string" calcext:value-type="string">
            <text:p>Lucythebeast</text:p>
          </table:table-cell>
          <table:table-cell office:value-type="string" calcext:value-type="string">
            <text:p>chloe</text:p>
          </table:table-cell>
          <table:table-cell/>
          <table:table-cell office:value-type="string" calcext:value-type="string">
            <text:p>chloe.bcs</text:p>
          </table:table-cell>
          <table:table-cell table:number-columns-repeated="3"/>
          <table:table-cell office:value-type="string" calcext:value-type="string">
            <text:p>chlo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r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coran</text:p>
          </table:table-cell>
          <table:table-cell/>
          <table:table-cell office:value-type="string" calcext:value-type="string">
            <text:p>o#coran.dlg</text:p>
          </table:table-cell>
          <table:table-cell/>
          <table:table-cell office:value-type="string" calcext:value-type="string">
            <text:p>bo#cor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rthala Romantique</text:p>
          </table:table-cell>
          <table:table-cell office:value-type="string" calcext:value-type="string">
            <text:p>Domi, Beyshaliban, Caetlyn, Meira, jastey</text:p>
          </table:table-cell>
          <table:table-cell office:value-type="string" calcext:value-type="string">
            <text:p>corthala-romantique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h#leon.dlg</text:p>
          </table:table-cell>
          <table:table-cell/>
          <table:table-cell office:value-type="string" calcext:value-type="string">
            <text:p>valygar</text:p>
          </table:table-cell>
          <table:table-cell office:value-type="string" calcext:value-type="string">
            <text:p>VAL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ace</text:p>
          </table:table-cell>
          <table:table-cell office:value-type="string" calcext:value-type="string">
            <text:p>Tess Grey</text:p>
          </table:table-cell>
          <table:table-cell office:value-type="string" calcext:value-type="string">
            <text:p>dace</text:p>
          </table:table-cell>
          <table:table-cell/>
          <table:table-cell office:value-type="string" calcext:value-type="string">
            <text:p>t#dace.dlg</text:p>
          </table:table-cell>
          <table:table-cell/>
          <table:table-cell office:value-type="string" calcext:value-type="string">
            <text:p>t#dac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rian</text:p>
          </table:table-cell>
          <table:table-cell office:value-type="string" calcext:value-type="string">
            <text:p>Tempest</text:p>
          </table:table-cell>
          <table:table-cell office:value-type="string" calcext:value-type="string">
            <text:p>darian</text:p>
          </table:table-cell>
          <table:table-cell/>
          <table:table-cell office:value-type="string" calcext:value-type="string">
            <text:p>t1dar.dlg</text:p>
          </table:table-cell>
          <table:table-cell table:number-columns-repeated="3"/>
          <table:table-cell office:value-type="string" calcext:value-type="string">
            <text:p>t1dar</text:p>
          </table:table-cell>
          <table:table-cell office:value-type="string" calcext:value-type="string">
            <text:p>t1dar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varadim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varadime</text:p>
          </table:table-cell>
          <table:table-cell/>
          <table:table-cell office:value-type="string" calcext:value-type="string">
            <text:p>l#dvab.dlg</text:p>
          </table:table-cell>
          <table:table-cell/>
          <table:table-cell office:value-type="string" calcext:value-type="string">
            <text:p>l#dv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dar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eddard</text:p>
          </table:table-cell>
          <table:table-cell/>
          <table:table-cell office:value-type="string" calcext:value-type="string">
            <text:p>l#2edb.dlg</text:p>
          </table:table-cell>
          <table:table-cell/>
          <table:table-cell office:value-type="string" calcext:value-type="string">
            <text:p>l#2e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win Romance</text:p>
          </table:table-cell>
          <table:table-cell office:value-type="string" calcext:value-type="string">
            <text:p>Laufey</text:p>
          </table:table-cell>
          <table:table-cell office:value-type="string" calcext:value-type="string">
            <text:p>edwinromance</text:p>
          </table:table-cell>
          <table:table-cell/>
          <table:table-cell office:value-type="string" calcext:value-type="string">
            <text:p>lichring.it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Mistress Elysia, Silmarien, Lava Del'Vortel, Kai of Candlekeep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be3fade.dlg</text:p>
          </table:table-cell>
          <table:table-cell/>
          <table:table-cell office:value-type="string" calcext:value-type="string">
            <text:p>be3fad25.dlg</text:p>
          </table:table-cell>
          <table:table-cell/>
          <table:table-cell office:value-type="string" calcext:value-type="string">
            <text:p>e3fade</text:p>
          </table:table-cell>
          <table:table-cell office:value-type="string" calcext:value-type="string">
            <text:p>e3fad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aldor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aldorn</text:p>
          </table:table-cell>
          <table:table-cell/>
          <table:table-cell office:value-type="string" calcext:value-type="string">
            <text:p>l#falb.dlg</text:p>
          </table:table-cell>
          <table:table-cell/>
          <table:table-cell office:value-type="string" calcext:value-type="string">
            <text:p>l#fa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ren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faren</text:p>
          </table:table-cell>
          <table:table-cell/>
          <table:table-cell office:value-type="string" calcext:value-type="string">
            <text:p>fhfrn.dlg</text:p>
          </table:table-cell>
          <table:table-cell/>
          <table:table-cell office:value-type="string" calcext:value-type="string">
            <text:p>bfhf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haug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haugy</text:p>
          </table:table-cell>
          <table:table-cell/>
          <table:table-cell office:value-type="string" calcext:value-type="string">
            <text:p>l#fhab.dlg</text:p>
          </table:table-cell>
          <table:table-cell/>
          <table:table-cell office:value-type="string" calcext:value-type="string">
            <text:p>l#f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undling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oundling</text:p>
          </table:table-cell>
          <table:table-cell/>
          <table:table-cell office:value-type="string" calcext:value-type="string">
            <text:p>l#foub.dlg</text:p>
          </table:table-cell>
          <table:table-cell/>
          <table:table-cell office:value-type="string" calcext:value-type="string">
            <text:p>l#fo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yalva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fyalvara</text:p>
          </table:table-cell>
          <table:table-cell/>
          <table:table-cell office:value-type="string" calcext:value-type="string">
            <text:p>l#fyab.dlg</text:p>
          </table:table-cell>
          <table:table-cell/>
          <table:table-cell office:value-type="string" calcext:value-type="string">
            <text:p>l#fy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hesh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gahesh</text:p>
          </table:table-cell>
          <table:table-cell/>
          <table:table-cell office:value-type="string" calcext:value-type="string">
            <text:p>g1gaheb.dlg</text:p>
          </table:table-cell>
          <table:table-cell/>
          <table:table-cell office:value-type="string" calcext:value-type="string">
            <text:p>g1ga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avin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gavin</text:p>
          </table:table-cell>
          <table:table-cell/>
          <table:table-cell office:value-type="string" calcext:value-type="string">
            <text:p>b!gavj.dlg</text:p>
          </table:table-cell>
          <table:table-cell/>
          <table:table-cell office:value-type="string" calcext:value-type="string">
            <text:p>b!gav25j.dlg</text:p>
          </table:table-cell>
          <table:table-cell/>
          <table:table-cell office:value-type="string" calcext:value-type="string">
            <text:p>b!gavs</text:p>
          </table:table-cell>
          <table:table-cell office:value-type="string" calcext:value-type="string">
            <text:p>b!gav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Ghreyfain</text:p>
          </table:table-cell>
          <table:table-cell office:value-type="string" calcext:value-type="string">
            <text:p>goo</text:p>
          </table:table-cell>
          <table:table-cell/>
          <table:table-cell office:value-type="string" calcext:value-type="string">
            <text:p>bj#go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er’Dalis Romance</text:p>
          </table:table-cell>
          <table:table-cell office:value-type="string" calcext:value-type="string">
            <text:p>Aeryn</text:p>
          </table:table-cell>
          <table:table-cell office:value-type="string" calcext:value-type="string">
            <text:p>haerdalis</text:p>
          </table:table-cell>
          <table:table-cell office:value-type="string" calcext:value-type="string">
            <text:p>haerdalisromance/haerdalis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ldamir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aldamir</text:p>
          </table:table-cell>
          <table:table-cell/>
          <table:table-cell office:value-type="string" calcext:value-type="string">
            <text:p>b!halj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pherna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ephernaan</text:p>
          </table:table-cell>
          <table:table-cell/>
          <table:table-cell office:value-type="string" calcext:value-type="string">
            <text:p>l#hphb.dlg</text:p>
          </table:table-cell>
          <table:table-cell/>
          <table:table-cell office:value-type="string" calcext:value-type="string">
            <text:p>l#hp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meward Bound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homeward</text:p>
          </table:table-cell>
          <table:table-cell/>
          <table:table-cell office:value-type="string" calcext:value-type="string">
            <text:p>b!ruby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ubelpot</text:p>
          </table:table-cell>
          <table:table-cell office:value-type="string" calcext:value-type="string">
            <text:p>BobTokyo &amp; SConrad</text:p>
          </table:table-cell>
          <table:table-cell office:value-type="string" calcext:value-type="string">
            <text:p>hubelpot</text:p>
          </table:table-cell>
          <table:table-cell/>
          <table:table-cell office:value-type="string" calcext:value-type="string">
            <text:p>bsc#hub.dlg</text:p>
          </table:table-cell>
          <table:table-cell/>
          <table:table-cell office:value-type="string" calcext:value-type="string">
            <text:p>bsc#hu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moen Romance</text:p>
          </table:table-cell>
          <table:table-cell office:value-type="string" calcext:value-type="string">
            <text:p>Lord Mirrabo</text:p>
          </table:table-cell>
          <table:table-cell office:value-type="string" calcext:value-type="string">
            <text:p>imoen-romance</text:p>
          </table:table-cell>
          <table:table-cell/>
          <table:table-cell office:value-type="string" calcext:value-type="string">
            <text:p>imdream.cre</text:p>
          </table:table-cell>
          <table:table-cell table:number-columns-repeated="3"/>
          <table:table-cell office:value-type="string" calcext:value-type="string">
            <text:p>imoen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sra</text:p>
          </table:table-cell>
          <table:table-cell office:value-type="string" calcext:value-type="string">
            <text:p>Rhaella</text:p>
          </table:table-cell>
          <table:table-cell office:value-type="string" calcext:value-type="string">
            <text:p>isra</text:p>
          </table:table-cell>
          <table:table-cell/>
          <table:table-cell office:value-type="string" calcext:value-type="string">
            <text:p>brh#isr.dlg</text:p>
          </table:table-cell>
          <table:table-cell/>
          <table:table-cell office:value-type="string" calcext:value-type="string">
            <text:p>rh#is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ylos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iylos</text:p>
          </table:table-cell>
          <table:table-cell table:number-columns-repeated="3"/>
          <table:table-cell office:value-type="string" calcext:value-type="string">
            <text:p>blk#iyl.dlg</text:p>
          </table:table-cell>
          <table:table-cell table:number-columns-repeated="3"/>
          <table:table-cell office:value-type="string" calcext:value-type="string">
            <text:p>Had banters with Auren and Nathaniel that weren’t being compil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uniper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juniper</text:p>
          </table:table-cell>
          <table:table-cell table:number-columns-repeated="3"/>
          <table:table-cell office:value-type="string" calcext:value-type="string">
            <text:p>l#jn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ari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kari</text:p>
          </table:table-cell>
          <table:table-cell/>
          <table:table-cell office:value-type="string" calcext:value-type="string">
            <text:p>bmgkari.dlg</text:p>
          </table:table-cell>
          <table:table-cell/>
          <table:table-cell office:value-type="string" calcext:value-type="string">
            <text:p>bmgk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ldorn Romance</text:p>
          </table:table-cell>
          <table:table-cell office:value-type="string" calcext:value-type="string">
            <text:p>berelinde</text:p>
          </table:table-cell>
          <table:table-cell office:value-type="string" calcext:value-type="string">
            <text:p>keldorn-romance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b!kring.itm</text:p>
          </table:table-cell>
          <table:table-cell/>
          <table:table-cell office:value-type="string" calcext:value-type="string">
            <text:p>keldorn</text:p>
          </table:table-cell>
          <table:table-cell office:value-type="string" calcext:value-type="string">
            <text:p>keld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lsey</text:p>
          </table:table-cell>
          <table:table-cell office:value-type="string" calcext:value-type="string">
            <text:p>jcompton, Ghreyfain</text:p>
          </table:table-cell>
          <table:table-cell office:value-type="string" calcext:value-type="string">
            <text:p>kelsey</text:p>
          </table:table-cell>
          <table:table-cell/>
          <table:table-cell office:value-type="string" calcext:value-type="string">
            <text:p>bj#klsy.dlg</text:p>
          </table:table-cell>
          <table:table-cell/>
          <table:table-cell office:value-type="string" calcext:value-type="string">
            <text:p>j#klsy25.dlg</text:p>
          </table:table-cell>
          <table:table-cell/>
          <table:table-cell office:value-type="string" calcext:value-type="string">
            <text:p>j#klsy</text:p>
          </table:table-cell>
          <table:table-cell office:value-type="string" calcext:value-type="string">
            <text:p>j#klsy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eto</text:p>
          </table:table-cell>
          <table:table-cell office:value-type="string" calcext:value-type="string">
            <text:p>Blue, Bons, jcompton, and friends</text:p>
          </table:table-cell>
          <table:table-cell office:value-type="string" calcext:value-type="string">
            <text:p>keto</text:p>
          </table:table-cell>
          <table:table-cell/>
          <table:table-cell office:value-type="string" calcext:value-type="string">
            <text:p>fwketo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hali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khalid</text:p>
          </table:table-cell>
          <table:table-cell/>
          <table:table-cell office:value-type="string" calcext:value-type="string">
            <text:p>l#khab.dlg</text:p>
          </table:table-cell>
          <table:table-cell/>
          <table:table-cell office:value-type="string" calcext:value-type="string">
            <text:p>l#k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do</text:p>
          </table:table-cell>
          <table:table-cell office:value-type="string" calcext:value-type="string">
            <text:p>Deathsangel</text:p>
          </table:table-cell>
          <table:table-cell office:value-type="string" calcext:value-type="string">
            <text:p>kido</text:p>
          </table:table-cell>
          <table:table-cell/>
          <table:table-cell office:value-type="string" calcext:value-type="string">
            <text:p>mwbkid.dlg</text:p>
          </table:table-cell>
          <table:table-cell/>
          <table:table-cell office:value-type="string" calcext:value-type="string">
            <text:p>mwbkid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ndrek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kindrek</text:p>
          </table:table-cell>
          <table:table-cell/>
          <table:table-cell office:value-type="string" calcext:value-type="string">
            <text:p>bkindrek.dlg</text:p>
          </table:table-cell>
          <table:table-cell/>
          <table:table-cell office:value-type="string" calcext:value-type="string">
            <text:p>kindre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itanya</text:p>
          </table:table-cell>
          <table:table-cell office:value-type="string" calcext:value-type="string">
            <text:p>Rastor</text:p>
          </table:table-cell>
          <table:table-cell office:value-type="string" calcext:value-type="string">
            <text:p>kitanya</text:p>
          </table:table-cell>
          <table:table-cell/>
          <table:table-cell office:value-type="string" calcext:value-type="string">
            <text:p>r#kit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ivan and Deheriana Companions for BG2</text:p>
          </table:table-cell>
          <table:table-cell office:value-type="string" calcext:value-type="string">
            <text:p>Domi</text:p>
          </table:table-cell>
          <table:table-cell office:value-type="string" calcext:value-type="string">
            <text:p>kivan</text:p>
          </table:table-cell>
          <table:table-cell/>
          <table:table-cell office:value-type="string" calcext:value-type="string">
            <text:p>p#kivan.dlg</text:p>
          </table:table-cell>
          <table:table-cell/>
          <table:table-cell office:value-type="string" calcext:value-type="string">
            <text:p>bp#kiv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hannd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hannd</text:p>
          </table:table-cell>
          <table:table-cell/>
          <table:table-cell office:value-type="string" calcext:value-type="string">
            <text:p>l#lhab.dlg</text:p>
          </table:table-cell>
          <table:table-cell/>
          <table:table-cell office:value-type="string" calcext:value-type="string">
            <text:p>l#lha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nger Road</text:p>
          </table:table-cell>
          <table:table-cell office:value-type="string" calcext:value-type="string">
            <text:p>dorotea</text:p>
          </table:table-cell>
          <table:table-cell office:value-type="string" calcext:value-type="string">
            <text:p>longer-road</text:p>
          </table:table-cell>
          <table:table-cell table:number-columns-repeated="3"/>
          <table:table-cell office:value-type="string" calcext:value-type="string">
            <text:p>bjonel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 Luxley Family</text:p>
          </table:table-cell>
          <table:table-cell office:value-type="string" calcext:value-type="string">
            <text:p>Feuille and Miss Sakaki</text:p>
          </table:table-cell>
          <table:table-cell office:value-type="string" calcext:value-type="string">
            <text:p>luxleys</text:p>
          </table:table-cell>
          <table:table-cell/>
          <table:table-cell office:value-type="string" calcext:value-type="string">
            <text:p>bfhlse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lia Romance</text:p>
          </table:table-cell>
          <table:table-cell office:value-type="string" calcext:value-type="string">
            <text:p>Arnel</text:p>
          </table:table-cell>
          <table:table-cell office:value-type="string" calcext:value-type="string">
            <text:p>nalia-arnel</text:p>
          </table:table-cell>
          <table:table-cell/>
          <table:table-cell office:value-type="string" calcext:value-type="string">
            <text:p>nalbdy.itm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’Arnise Romance</text:p>
          </table:table-cell>
          <table:table-cell office:value-type="string" calcext:value-type="string">
            <text:p>jcompton, Kulyok</text:p>
          </table:table-cell>
          <table:table-cell office:value-type="string" calcext:value-type="string">
            <text:p>nalia-ppg</text:p>
          </table:table-cell>
          <table:table-cell/>
          <table:table-cell office:value-type="string" calcext:value-type="string">
            <text:p>pgnalbeg.cre</text:p>
          </table:table-cell>
          <table:table-cell table:number-columns-repeated="3"/>
          <table:table-cell office:value-type="string" calcext:value-type="string">
            <text:p>nalia</text:p>
          </table:table-cell>
          <table:table-cell office:value-type="string" calcext:value-type="string">
            <text:p>nalia25</text:p>
          </table:table-cell>
          <table:table-cell office:value-type="string" calcext:value-type="string">
            <text:p>Adds romance conflict scripting to Nalia ToB, despite not having ToB conten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athaniel</text:p>
          </table:table-cell>
          <table:table-cell office:value-type="string" calcext:value-type="string">
            <text:p>Miss_Sakaki</text:p>
          </table:table-cell>
          <table:table-cell office:value-type="string" calcext:value-type="string">
            <text:p>nathaniel</text:p>
          </table:table-cell>
          <table:table-cell/>
          <table:table-cell office:value-type="string" calcext:value-type="string">
            <text:p>bfhnat.dlg</text:p>
          </table:table-cell>
          <table:table-cell/>
          <table:table-cell office:value-type="string" calcext:value-type="string">
            <text:p>bfhnat25.dlg</text:p>
          </table:table-cell>
          <table:table-cell/>
          <table:table-cell office:value-type="string" calcext:value-type="string">
            <text:p>fhnat</text:p>
          </table:table-cell>
          <table:table-cell office:value-type="string" calcext:value-type="string">
            <text:p>fhn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h’taniel</text:p>
          </table:table-cell>
          <table:table-cell office:value-type="string" calcext:value-type="string">
            <text:p>Kitanna</text:p>
          </table:table-cell>
          <table:table-cell office:value-type="string" calcext:value-type="string">
            <text:p>nehtaniel</text:p>
          </table:table-cell>
          <table:table-cell/>
          <table:table-cell office:value-type="string" calcext:value-type="string">
            <text:p>sk#neht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phele</text:p>
          </table:table-cell>
          <table:table-cell office:value-type="string" calcext:value-type="string">
            <text:p>K'aeloree</text:p>
          </table:table-cell>
          <table:table-cell office:value-type="string" calcext:value-type="string">
            <text:p>nephele</text:p>
          </table:table-cell>
          <table:table-cell/>
          <table:table-cell office:value-type="string" calcext:value-type="string">
            <text:p>lk#neph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inde</text:p>
          </table:table-cell>
          <table:table-cell office:value-type="string" calcext:value-type="string">
            <text:p>Deva, K'aeloree and Rhaella</text:p>
          </table:table-cell>
          <table:table-cell office:value-type="string" calcext:value-type="string">
            <text:p>ninde</text:p>
          </table:table-cell>
          <table:table-cell/>
          <table:table-cell office:value-type="string" calcext:value-type="string">
            <text:p>lk#nind.dlg</text:p>
          </table:table-cell>
          <table:table-cell/>
          <table:table-cell office:value-type="string" calcext:value-type="string">
            <text:p>lk#ni25.dlg</text:p>
          </table:table-cell>
          <table:table-cell/>
          <table:table-cell office:value-type="string" calcext:value-type="string">
            <text:p>lk#nins</text:p>
          </table:table-cell>
          <table:table-cell office:value-type="string" calcext:value-type="string">
            <text:p>lk#ni25</text:p>
          </table:table-cell>
          <table:table-cell office:value-type="string" calcext:value-type="string">
            <text:p>Had conflict script, but was not being applie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i’N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paina</text:p>
          </table:table-cell>
          <table:table-cell/>
          <table:table-cell office:value-type="string" calcext:value-type="string">
            <text:p>bc0pain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s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petsy</text:p>
          </table:table-cell>
          <table:table-cell/>
          <table:table-cell office:value-type="string" calcext:value-type="string">
            <text:p>l3petsyb.dlg</text:p>
          </table:table-cell>
          <table:table-cell/>
          <table:table-cell office:value-type="string" calcext:value-type="string">
            <text:p>l3pet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Quay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quayle</text:p>
          </table:table-cell>
          <table:table-cell/>
          <table:table-cell office:value-type="string" calcext:value-type="string">
            <text:p>1xquayb.dlg</text:p>
          </table:table-cell>
          <table:table-cell/>
          <table:table-cell office:value-type="string" calcext:value-type="string">
            <text:p>1xqu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erileth</text:p>
          </table:table-cell>
          <table:table-cell office:value-type="string" calcext:value-type="string">
            <text:p>Sillara and Nethrin</text:p>
          </table:table-cell>
          <table:table-cell office:value-type="string" calcext:value-type="string">
            <text:p>saerilith</text:p>
          </table:table-cell>
          <table:table-cell/>
          <table:table-cell office:value-type="string" calcext:value-type="string">
            <text:p>bsaerile.dlg</text:p>
          </table:table-cell>
          <table:table-cell/>
          <table:table-cell office:value-type="string" calcext:value-type="string">
            <text:p>saeril25.dlg</text:p>
          </table:table-cell>
          <table:table-cell/>
          <table:table-cell office:value-type="string" calcext:value-type="string">
            <text:p>saerilet</text:p>
          </table:table-cell>
          <table:table-cell office:value-type="string" calcext:value-type="string">
            <text:p>saeril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rah</text:p>
          </table:table-cell>
          <table:table-cell office:value-type="string" calcext:value-type="string">
            <text:p>theacefes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k#sarah.dlg</text:p>
          </table:table-cell>
          <table:table-cell table:number-columns-repeated="3"/>
          <table:table-cell office:value-type="string" calcext:value-type="string">
            <text:p>k#sarah</text:p>
          </table:table-cell>
          <table:table-cell office:value-type="string" calcext:value-type="string">
            <text:p>k#sara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rene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sirene</text:p>
          </table:table-cell>
          <table:table-cell/>
          <table:table-cell office:value-type="string" calcext:value-type="string">
            <text:p>bc0siren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ki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</text:p>
          </table:table-cell>
          <table:table-cell/>
          <table:table-cell office:value-type="string" calcext:value-type="string">
            <text:p>1xskieb.dlg</text:p>
          </table:table-cell>
          <table:table-cell/>
          <table:table-cell office:value-type="string" calcext:value-type="string">
            <text:p>1xski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kie – The Cost of One Girl’s Sou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skiecost</text:p>
          </table:table-cell>
          <table:table-cell/>
          <table:table-cell office:value-type="string" calcext:value-type="string">
            <text:p>l#2sdskb.dlg</text:p>
          </table:table-cell>
          <table:table-cell/>
          <table:table-cell office:value-type="string" calcext:value-type="string">
            <text:p>l#2sd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’s Rescue</text:p>
          </table:table-cell>
          <table:table-cell office:value-type="string" calcext:value-type="string">
            <text:p>jastey</text:p>
          </table:table-cell>
          <table:table-cell office:value-type="string" calcext:value-type="string">
            <text:p>solaufein</text:p>
          </table:table-cell>
          <table:table-cell/>
          <table:table-cell office:value-type="string" calcext:value-type="string">
            <text:p>c#solaub.dlg</text:p>
          </table:table-cell>
          <table:table-cell/>
          <table:table-cell office:value-type="string" calcext:value-type="string">
            <text:p>c#solau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laufein</text:p>
          </table:table-cell>
          <table:table-cell office:value-type="string" calcext:value-type="string">
            <text:p>Wes Weimer</text:p>
          </table:table-cell>
          <table:table-cell office:value-type="string" calcext:value-type="string">
            <text:p>solaufein-ww</text:p>
          </table:table-cell>
          <table:table-cell/>
          <table:table-cell office:value-type="string" calcext:value-type="string">
            <text:p>bsola.dlg</text:p>
          </table:table-cell>
          <table:table-cell/>
          <table:table-cell office:value-type="string" calcext:value-type="string">
            <text:p>bsol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Arian</text:p>
          </table:table-cell>
          <table:table-cell office:value-type="string" calcext:value-type="string">
            <text:p>tashia</text:p>
          </table:table-cell>
          <table:table-cell/>
          <table:table-cell office:value-type="string" calcext:value-type="string">
            <text:p>btashia.dlg</text:p>
          </table:table-cell>
          <table:table-cell/>
          <table:table-cell office:value-type="string" calcext:value-type="string">
            <text:p>btashi25.dlg</text:p>
          </table:table-cell>
          <table:table-cell/>
          <table:table-cell office:value-type="string" calcext:value-type="string">
            <text:p>tashia</text:p>
          </table:table-cell>
          <table:table-cell office:value-type="string" calcext:value-type="string">
            <text:p>tash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iax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tiax</text:p>
          </table:table-cell>
          <table:table-cell/>
          <table:table-cell office:value-type="string" calcext:value-type="string">
            <text:p>bo#tiax.dlg</text:p>
          </table:table-cell>
          <table:table-cell/>
          <table:table-cell office:value-type="string" calcext:value-type="string">
            <text:p>bo#ti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les of the Deep Garden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otdg</text:p>
          </table:table-cell>
          <table:table-cell/>
          <table:table-cell office:value-type="string" calcext:value-type="string">
            <text:p>0x1dg.bcs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rtured Souls</text:p>
          </table:table-cell>
          <table:table-cell office:value-type="string" calcext:value-type="string">
            <text:p>Vlad</text:p>
          </table:table-cell>
          <table:table-cell office:value-type="string" calcext:value-type="string">
            <text:p>ts-sime</text:p>
          </table:table-cell>
          <table:table-cell/>
          <table:table-cell office:value-type="string" calcext:value-type="string">
            <text:p>sime.bcs</text:p>
          </table:table-cell>
          <table:table-cell/>
          <table:table-cell office:value-type="string" calcext:value-type="string">
            <text:p>sime25.bcs</text:p>
          </table:table-cell>
          <table:table-cell/>
          <table:table-cell office:value-type="string" calcext:value-type="string">
            <text:p>sime</text:p>
          </table:table-cell>
          <table:table-cell office:value-type="string" calcext:value-type="string">
            <text:p>sime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sujath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tsujatha</text:p>
          </table:table-cell>
          <table:table-cell/>
          <table:table-cell office:value-type="string" calcext:value-type="string">
            <text:p>btsujat.dlg</text:p>
          </table:table-cell>
          <table:table-cell/>
          <table:table-cell office:value-type="string" calcext:value-type="string">
            <text:p>btsuja25.dlg</text:p>
          </table:table-cell>
          <table:table-cell/>
          <table:table-cell office:value-type="string" calcext:value-type="string">
            <text:p>tsujath</text:p>
          </table:table-cell>
          <table:table-cell office:value-type="string" calcext:value-type="string">
            <text:p>tsujat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yris Flare</text:p>
          </table:table-cell>
          <table:table-cell office:value-type="string" calcext:value-type="string">
            <text:p>Grim Squeaker</text:p>
          </table:table-cell>
          <table:table-cell office:value-type="string" calcext:value-type="string">
            <text:p>tyris-flare</text:p>
          </table:table-cell>
          <table:table-cell/>
          <table:table-cell office:value-type="string" calcext:value-type="string">
            <text:p>g#tyris.bcs</text:p>
          </table:table-cell>
          <table:table-cell/>
          <table:table-cell office:value-type="string" calcext:value-type="string">
            <text:p>g#tyrs25.bcs</text:p>
          </table:table-cell>
          <table:table-cell/>
          <table:table-cell office:value-type="string" calcext:value-type="string">
            <text:p>g#tyris</text:p>
          </table:table-cell>
          <table:table-cell office:value-type="string" calcext:value-type="string">
            <text:p>g#tyrs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rsh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arshoon</text:p>
          </table:table-cell>
          <table:table-cell/>
          <table:table-cell office:value-type="string" calcext:value-type="string">
            <text:p>vxvarb.dlg</text:p>
          </table:table-cell>
          <table:table-cell/>
          <table:table-cell office:value-type="string" calcext:value-type="string">
            <text:p>vxvar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err’Sz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verrsza</text:p>
          </table:table-cell>
          <table:table-cell/>
          <table:table-cell office:value-type="string" calcext:value-type="string">
            <text:p>l#2verrb.dlg</text:p>
          </table:table-cell>
          <table:table-cell/>
          <table:table-cell office:value-type="string" calcext:value-type="string">
            <text:p>l#2v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alahna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alahnan</text:p>
          </table:table-cell>
          <table:table-cell/>
          <table:table-cell office:value-type="string" calcext:value-type="string">
            <text:p>l#2whb.dlg</text:p>
          </table:table-cell>
          <table:table-cell/>
          <table:table-cell office:value-type="string" calcext:value-type="string">
            <text:p>l#2w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kaede</text:p>
          </table:table-cell>
          <table:table-cell office:value-type="string" calcext:value-type="string">
            <text:p>Moongaze</text:p>
          </table:table-cell>
          <table:table-cell office:value-type="string" calcext:value-type="string">
            <text:p>wikaede</text:p>
          </table:table-cell>
          <table:table-cell/>
          <table:table-cell office:value-type="string" calcext:value-type="string">
            <text:p>bmgwika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ll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l0willb.dlg</text:p>
          </table:table-cell>
          <table:table-cell/>
          <table:table-cell office:value-type="string" calcext:value-type="string">
            <text:p>l0wil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illie Bruce</text:p>
          </table:table-cell>
          <table:table-cell office:value-type="string" calcext:value-type="string">
            <text:p>nethrin</text:p>
          </table:table-cell>
          <table:table-cell office:value-type="string" calcext:value-type="string">
            <text:p>williebruce</text:p>
          </table:table-cell>
          <table:table-cell/>
          <table:table-cell office:value-type="string" calcext:value-type="string">
            <text:p>bwillyb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an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xan</text:p>
          </table:table-cell>
          <table:table-cell/>
          <table:table-cell office:value-type="string" calcext:value-type="string">
            <text:p>o#xan.dlg</text:p>
          </table:table-cell>
          <table:table-cell/>
          <table:table-cell office:value-type="string" calcext:value-type="string">
            <text:p>o#xan25.dlg</text:p>
          </table:table-cell>
          <table:table-cell/>
          <table:table-cell office:value-type="string" calcext:value-type="string">
            <text:p>o#xans</text:p>
          </table:table-cell>
          <table:table-cell office:value-type="string" calcext:value-type="string">
            <text:p>o#xan25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Xulaye</text:p>
          </table:table-cell>
          <table:table-cell office:value-type="string" calcext:value-type="string">
            <text:p>K'aeloree, Riviera, Bookwyrme</text:p>
          </table:table-cell>
          <table:table-cell office:value-type="string" calcext:value-type="string">
            <text:p>xulaye</text:p>
          </table:table-cell>
          <table:table-cell/>
          <table:table-cell office:value-type="string" calcext:value-type="string">
            <text:p>blk#xul.dl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zel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zele</text:p>
          </table:table-cell>
          <table:table-cell/>
          <table:table-cell office:value-type="string" calcext:value-type="string">
            <text:p>l#xzeb.dlg</text:p>
          </table:table-cell>
          <table:table-cell/>
          <table:table-cell office:value-type="string" calcext:value-type="string">
            <text:p>l#xze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asraena</text:p>
          </table:table-cell>
          <table:table-cell office:value-type="string" calcext:value-type="string">
            <text:p>Sillara</text:p>
          </table:table-cell>
          <table:table-cell office:value-type="string" calcext:value-type="string">
            <text:p>yasraena</text:p>
          </table:table-cell>
          <table:table-cell/>
          <table:table-cell office:value-type="string" calcext:value-type="string">
            <text:p>byasraen.dlg</text:p>
          </table:table-cell>
          <table:table-cell/>
          <table:table-cell office:value-type="string" calcext:value-type="string">
            <text:p>byasra25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oshimo’s Remorse</text:p>
          </table:table-cell>
          <table:table-cell office:value-type="string" calcext:value-type="string">
            <text:p>jmaeq, Lava</text:p>
          </table:table-cell>
          <table:table-cell office:value-type="string" calcext:value-type="string">
            <text:p>yoshimo-remorse</text:p>
          </table:table-cell>
          <table:table-cell table:number-columns-repeated="3"/>
          <table:table-cell office:value-type="string" calcext:value-type="string">
            <text:p>yyosh25b.dlg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Yoshimo Romanc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oshimo-romance</text:p>
          </table:table-cell>
          <table:table-cell office:value-type="string" calcext:value-type="string">
            <text:p>yoshimoromance/yoshimoromance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vette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yxyveb.dlg</text:p>
          </table:table-cell>
          <table:table-cell/>
          <table:table-cell office:value-type="string" calcext:value-type="string">
            <text:p>yxyv25b.dlg</text:p>
          </table:table-cell>
          <table:table-cell table:number-columns-repeated="1016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SoA File~, ~5 SoA comp#~, ~6  ToB File~, ~7 ToB comp#~, ~8 RC SoA~, ~9 RC ToB~ =&gt; ~-1~ // Comments" calcext:value-type="string">
            <text:p>// <text:s/>~0 Mod Name~, ~1 Author~, ~2 Short Name~, ~3 tp2~, ~4 SoA File~, ~5 SoA comp#~, ~6 <text:s/>ToB File~, ~7 ToB comp#~, ~8 RC SoA~, ~9 RC ToB~ =&gt; ~-1~ // Comments</text:p>
          </table:table-cell>
        </table:table-row>
        <table:table-row table:style-name="ro1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drian~, ~Rhaella~, ~adrian~, ~~, ~rh#adr.dlg~, ~~, ~rh#ad25.dlg~, ~~, ~~, ~~ =&gt; ~-1~ // " calcext:value-type="string">
            <text:p><text:s text:c="2"/>~Adrian~, ~Rhaella~, ~adrian~, ~~, ~rh#adr.dlg~, ~~, ~rh#ad25.dlg~, ~~, ~~, ~~ =&gt; ~-1~ // </text:p>
          </table:table-cell>
        </table:table-row>
        <table:table-row table:style-name="ro1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Afu-Zuuvi~, ~Lava~, ~afuzuuvi~, ~~, ~l#afub.dlg~, ~~, ~l#afu25b.dlg~, ~~, ~~, ~~ =&gt; ~-1~ // " calcext:value-type="string">
            <text:p><text:s text:c="2"/>~Afu-Zuuvi~, ~Lava~, ~afuzuuvi~, ~~, ~l#afub.dlg~, ~~, ~l#afu25b.dlg~, ~~, ~~, ~~ =&gt; ~-1~ // </text:p>
          </table:table-cell>
        </table:table-row>
        <table:table-row table:style-name="ro1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Ajantis~, ~jastey~, ~ajantis~, ~~, ~c#ajanb.dlg~, ~~, ~c#aja25b.dlg~, ~~, ~c#ajan~, ~c#ajan25~ =&gt; ~-1~ // " calcext:value-type="string">
            <text:p><text:s text:c="2"/>~Ajantis~, ~jastey~, ~ajantis~, ~~, ~c#ajanb.dlg~, ~~, ~c#aja25b.dlg~, ~~, ~c#ajan~, ~c#ajan25~ =&gt; ~-1~ // </text:p>
          </table:table-cell>
        </table:table-row>
        <table:table-row table:style-name="ro1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Alassa~, ~SimDing0~, ~alassa~, ~~, ~bd0alas.dlg~, ~~, ~~, ~~, ~~, ~~ =&gt; ~-1~ // " calcext:value-type="string">
            <text:p><text:s text:c="2"/>~Alassa~, ~SimDing0~, ~alassa~, ~~, ~bd0alas.dlg~, ~~, ~~, ~~, ~~, ~~ =&gt; ~-1~ // </text:p>
          </table:table-cell>
        </table:table-row>
        <table:table-row table:style-name="ro1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Alternatives~, ~berelinde~, ~alternatives~, ~~, ~b!aster.dlg~, ~~, ~~, ~~, ~~, ~~ =&gt; ~-1~ // " calcext:value-type="string">
            <text:p><text:s text:c="2"/>~Alternatives~, ~berelinde~, ~alternatives~, ~~, ~b!aster.dlg~, ~~, ~~, ~~, ~~, ~~ =&gt; ~-1~ // </text:p>
          </table:table-cell>
        </table:table-row>
        <table:table-row table:style-name="ro1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Amber~, ~Meira &amp; Darios~, ~amber~, ~~, ~bm#amber.dlg~, ~~, ~~, ~~, ~m#amber~, ~~ =&gt; ~-1~ // " calcext:value-type="string">
            <text:p><text:s text:c="2"/>~Amber~, ~Meira &amp; Darios~, ~amber~, ~~, ~bm#amber.dlg~, ~~, ~~, ~~, ~m#amber~, ~~ =&gt; ~-1~ // </text:p>
          </table:table-cell>
        </table:table-row>
        <table:table-row table:style-name="ro1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Angelo~, ~Sister Vigilante, Kulyok~, ~angelo~, ~~, ~badangel.dlg~, ~~, ~adang25.dlg~, ~~, ~adangel~, ~adang25~ =&gt; ~-1~ // " calcext:value-type="string">
            <text:p><text:s text:c="2"/>~Angelo~, ~Sister Vigilante, Kulyok~, ~angelo~, ~~, ~badangel.dlg~, ~~, ~adang25.dlg~, ~~, ~adangel~, ~adang25~ =&gt; ~-1~ // </text:p>
          </table:table-cell>
        </table:table-row>
        <table:table-row table:style-name="ro1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Aran Whitehand~, ~cmorgan~, ~aran~, ~~, ~c-aranb.dlg~, ~~, ~c-arn25b.dlg~, ~~, ~~, ~~ =&gt; ~-1~ // " calcext:value-type="string">
            <text:p><text:s text:c="2"/>~Aran Whitehand~, ~cmorgan~, ~aran~, ~~, ~c-aranb.dlg~, ~~, ~c-arn25b.dlg~, ~~, ~~, ~~ =&gt; ~-1~ // </text:p>
          </table:table-cell>
        </table:table-row>
        <table:table-row table:style-name="ro1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Arath~, ~K'aeloree~, ~arath~, ~~, ~blk#arat.dlg~, ~~, ~blk#ar25.dlg~, ~~, ~~, ~~ =&gt; ~-1~ // " calcext:value-type="string">
            <text:p><text:s text:c="2"/>~Arath~, ~K'aeloree~, ~arath~, ~~, ~blk#arat.dlg~, ~~, ~blk#ar25.dlg~, ~~, ~~, ~~ =&gt; ~-1~ // </text:p>
          </table:table-cell>
        </table:table-row>
        <table:table-row table:style-name="ro1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Auren Aseph~, ~theacefes~, ~auren~, ~~, ~k#aurenb.dlg~, ~~, ~k#aur25b.dlg~, ~~, ~~, ~~ =&gt; ~-1~ // " calcext:value-type="string">
            <text:p><text:s text:c="2"/>~Auren Aseph~, ~theacefes~, ~auren~, ~~, ~k#aurenb.dlg~, ~~, ~k#aur25b.dlg~, ~~, ~~, ~~ =&gt; ~-1~ // </text:p>
          </table:table-cell>
        </table:table-row>
        <table:table-row table:style-name="ro1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Beaurin Legacy [Minyae]~, ~jmaeq~, ~beaurin-legacy~, ~~, ~qi#mib.dlg~, ~~, ~qi#m25b.dlg~, ~~, ~~, ~~ =&gt; ~-1~ // " calcext:value-type="string">
            <text:p><text:s text:c="2"/>~Beaurin Legacy [Minyae]~, ~jmaeq~, ~beaurin-legacy~, ~~, ~qi#mib.dlg~, ~~, ~qi#m25b.dlg~, ~~, ~~, ~~ =&gt; ~-1~ // </text:p>
          </table:table-cell>
        </table:table-row>
        <table:table-row table:style-name="ro1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Beaurin Legacy [Hidden NPC]~, ~jmaeq~, ~beaurin-legacy-hidden~, ~~, ~qi#elab.dlg~, ~~, ~qi#e25b.dlg~, ~~, ~~, ~~ =&gt; ~-1~ // " calcext:value-type="string">
            <text:p><text:s text:c="2"/>~Beaurin Legacy [Hidden NPC]~, ~jmaeq~, ~beaurin-legacy-hidden~, ~~, ~qi#elab.dlg~, ~~, ~qi#e25b.dlg~, ~~, ~~, ~~ =&gt; ~-1~ // </text:p>
          </table:table-cell>
        </table:table-row>
        <table:table-row table:style-name="ro1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Branwen~, ~Kulyok~, ~branwen~, ~~, ~o#bbran.dlg~, ~~, ~o#bbra25.dlg~, ~~, ~~, ~~ =&gt; ~-1~ // " calcext:value-type="string">
            <text:p><text:s text:c="2"/>~Branwen~, ~Kulyok~, ~branwen~, ~~, ~o#bbran.dlg~, ~~, ~o#bbra25.dlg~, ~~, ~~, ~~ =&gt; ~-1~ // </text:p>
          </table:table-cell>
        </table:table-row>
        <table:table-row table:style-name="ro1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Chloe~, ~Lucythebeast~, ~chloe~, ~~, ~chloe.bcs~, ~~, ~~, ~~, ~chloe~, ~~ =&gt; ~-1~ // " calcext:value-type="string">
            <text:p><text:s text:c="2"/>~Chloe~, ~Lucythebeast~, ~chloe~, ~~, ~chloe.bcs~, ~~, ~~, ~~, ~chloe~, ~~ =&gt; ~-1~ // </text:p>
          </table:table-cell>
        </table:table-row>
        <table:table-row table:style-name="ro1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Coran~, ~Kulyok~, ~coran~, ~~, ~o#coran.dlg~, ~~, ~bo#cor25.dlg~, ~~, ~~, ~~ =&gt; ~-1~ // " calcext:value-type="string">
            <text:p><text:s text:c="2"/>~Coran~, ~Kulyok~, ~coran~, ~~, ~o#coran.dlg~, ~~, ~bo#cor25.dlg~, ~~, ~~, ~~ =&gt; ~-1~ // </text:p>
          </table:table-cell>
        </table:table-row>
        <table:table-row table:style-name="ro1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Corthala Romantique~, ~Domi, Beyshaliban, Caetlyn, Meira, jastey~, ~corthala-romantique~, ~~, ~h#leon.dlg~, ~~, ~h#leon.dlg~, ~~, ~valygar~, ~VALY25~ =&gt; ~-1~ // " calcext:value-type="string">
            <text:p><text:s text:c="2"/>~Corthala Romantique~, ~Domi, Beyshaliban, Caetlyn, Meira, jastey~, ~corthala-romantique~, ~~, ~h#leon.dlg~, ~~, ~h#leon.dlg~, ~~, ~valygar~, ~VALY25~ =&gt; ~-1~ // </text:p>
          </table:table-cell>
        </table:table-row>
        <table:table-row table:style-name="ro1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Dace~, ~Tess Grey~, ~dace~, ~~, ~t#dace.dlg~, ~~, ~t#dac25.dlg~, ~~, ~~, ~~ =&gt; ~-1~ // " calcext:value-type="string">
            <text:p><text:s text:c="2"/>~Dace~, ~Tess Grey~, ~dace~, ~~, ~t#dace.dlg~, ~~, ~t#dac25.dlg~, ~~, ~~, ~~ =&gt; ~-1~ // </text:p>
          </table:table-cell>
        </table:table-row>
        <table:table-row table:style-name="ro1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Darian~, ~Tempest~, ~darian~, ~~, ~t1dar.dlg~, ~~, ~~, ~~, ~t1dar~, ~t1dar25~ =&gt; ~-1~ // " calcext:value-type="string">
            <text:p><text:s text:c="2"/>~Darian~, ~Tempest~, ~darian~, ~~, ~t1dar.dlg~, ~~, ~~, ~~, ~t1dar~, ~t1dar25~ =&gt; ~-1~ // </text:p>
          </table:table-cell>
        </table:table-row>
        <table:table-row table:style-name="ro1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Dvaradime~, ~Lava~, ~dvaradime~, ~~, ~l#dvab.dlg~, ~~, ~l#dva25b.dlg~, ~~, ~~, ~~ =&gt; ~-1~ // " calcext:value-type="string">
            <text:p><text:s text:c="2"/>~Dvaradime~, ~Lava~, ~dvaradime~, ~~, ~l#dvab.dlg~, ~~, ~l#dva25b.dlg~, ~~, ~~, ~~ =&gt; ~-1~ // </text:p>
          </table:table-cell>
        </table:table-row>
        <table:table-row table:style-name="ro1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Eddard~, ~Lava~, ~eddard~, ~~, ~l#2edb.dlg~, ~~, ~l#2ed25b.dlg~, ~~, ~~, ~~ =&gt; ~-1~ // " calcext:value-type="string">
            <text:p><text:s text:c="2"/>~Eddard~, ~Lava~, ~eddard~, ~~, ~l#2edb.dlg~, ~~, ~l#2ed25b.dlg~, ~~, ~~, ~~ =&gt; ~-1~ // </text:p>
          </table:table-cell>
        </table:table-row>
        <table:table-row table:style-name="ro1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Edwin Romance~, ~Laufey~, ~edwinromance~, ~~, ~lichring.itm~, ~~, ~~, ~~, ~~, ~~ =&gt; ~-1~ // " calcext:value-type="string">
            <text:p><text:s text:c="2"/>~Edwin Romance~, ~Laufey~, ~edwinromance~, ~~, ~lichring.itm~, ~~, ~~, ~~, ~~, ~~ =&gt; ~-1~ // </text:p>
          </table:table-cell>
        </table:table-row>
        <table:table-row table:style-name="ro1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Fade~, ~Mistress Elysia, Silmarien, Lava Del'Vortel, Kai of Candlekeep~, ~fade~, ~~, ~be3fade.dlg~, ~~, ~be3fad25.dlg~, ~~, ~e3fade~, ~e3fade25~ =&gt; ~-1~ // " calcext:value-type="string">
            <text:p><text:s text:c="2"/>~Fade~, ~Mistress Elysia, Silmarien, Lava Del'Vortel, Kai of Candlekeep~, ~fade~, ~~, ~be3fade.dlg~, ~~, ~be3fad25.dlg~, ~~, ~e3fade~, ~e3fade25~ =&gt; ~-1~ // </text:p>
          </table:table-cell>
        </table:table-row>
        <table:table-row table:style-name="ro1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Faldorn~, ~Lava~, ~faldorn~, ~~, ~l#falb.dlg~, ~~, ~l#fal25b.dlg~, ~~, ~~, ~~ =&gt; ~-1~ // " calcext:value-type="string">
            <text:p><text:s text:c="2"/>~Faldorn~, ~Lava~, ~faldorn~, ~~, ~l#falb.dlg~, ~~, ~l#fal25b.dlg~, ~~, ~~, ~~ =&gt; ~-1~ // </text:p>
          </table:table-cell>
        </table:table-row>
        <table:table-row table:style-name="ro1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Faren~, ~Feuille and Miss Sakaki~, ~faren~, ~~, ~fhfrn.dlg~, ~~, ~bfhf25.dlg~, ~~, ~~, ~~ =&gt; ~-1~ // " calcext:value-type="string">
            <text:p><text:s text:c="2"/>~Faren~, ~Feuille and Miss Sakaki~, ~faren~, ~~, ~fhfrn.dlg~, ~~, ~bfhf25.dlg~, ~~, ~~, ~~ =&gt; ~-1~ // </text:p>
          </table:table-cell>
        </table:table-row>
        <table:table-row table:style-name="ro1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Fhaugy~, ~Lava~, ~fhaugy~, ~~, ~l#fhab.dlg~, ~~, ~l#fha25b.dlg~, ~~, ~~, ~~ =&gt; ~-1~ // " calcext:value-type="string">
            <text:p><text:s text:c="2"/>~Fhaugy~, ~Lava~, ~fhaugy~, ~~, ~l#fhab.dlg~, ~~, ~l#fha25b.dlg~, ~~, ~~, ~~ =&gt; ~-1~ // </text:p>
          </table:table-cell>
        </table:table-row>
        <table:table-row table:style-name="ro1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Foundling~, ~Lava~, ~foundling~, ~~, ~l#foub.dlg~, ~~, ~l#fou25b.dlg~, ~~, ~~, ~~ =&gt; ~-1~ // " calcext:value-type="string">
            <text:p><text:s text:c="2"/>~Foundling~, ~Lava~, ~foundling~, ~~, ~l#foub.dlg~, ~~, ~l#fou25b.dlg~, ~~, ~~, ~~ =&gt; ~-1~ // </text:p>
          </table:table-cell>
        </table:table-row>
        <table:table-row table:style-name="ro1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Fyalvara~, ~Lava~, ~fyalvara~, ~~, ~l#fyab.dlg~, ~~, ~l#fya25b.dlg~, ~~, ~~, ~~ =&gt; ~-1~ // " calcext:value-type="string">
            <text:p><text:s text:c="2"/>~Fyalvara~, ~Lava~, ~fyalvara~, ~~, ~l#fyab.dlg~, ~~, ~l#fya25b.dlg~, ~~, ~~, ~~ =&gt; ~-1~ // </text:p>
          </table:table-cell>
        </table:table-row>
        <table:table-row table:style-name="ro1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Gahesh~, ~Lava~, ~gahesh~, ~~, ~g1gaheb.dlg~, ~~, ~g1gah25b.dlg~, ~~, ~~, ~~ =&gt; ~-1~ // " calcext:value-type="string">
            <text:p><text:s text:c="2"/>~Gahesh~, ~Lava~, ~gahesh~, ~~, ~g1gaheb.dlg~, ~~, ~g1gah25b.dlg~, ~~, ~~, ~~ =&gt; ~-1~ // </text:p>
          </table:table-cell>
        </table:table-row>
        <table:table-row table:style-name="ro1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Gavin~, ~berelinde~, ~gavin~, ~~, ~b!gavj.dlg~, ~~, ~b!gav25j.dlg~, ~~, ~b!gavs~, ~b!gav25s~ =&gt; ~-1~ // " calcext:value-type="string">
            <text:p><text:s text:c="2"/>~Gavin~, ~berelinde~, ~gavin~, ~~, ~b!gavj.dlg~, ~~, ~b!gav25j.dlg~, ~~, ~b!gavs~, ~b!gav25s~ =&gt; ~-1~ // </text:p>
          </table:table-cell>
        </table:table-row>
        <table:table-row table:style-name="ro1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Goo~, ~Ghreyfain~, ~goo~, ~~, ~bj#goo.dlg~, ~~, ~~, ~~, ~~, ~~ =&gt; ~-1~ // " calcext:value-type="string">
            <text:p><text:s text:c="2"/>~Goo~, ~Ghreyfain~, ~goo~, ~~, ~bj#goo.dlg~, ~~, ~~, ~~, ~~, ~~ =&gt; ~-1~ // </text:p>
          </table:table-cell>
        </table:table-row>
        <table:table-row table:style-name="ro1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Haer’Dalis Romance~, ~Aeryn~, ~haerdalis~, ~haerdalisromance/haerdalisromance.tp2~, ~~, ~0~, ~~, ~~, ~~, ~~ =&gt; ~-1~ // " calcext:value-type="string">
            <text:p><text:s text:c="2"/>~Haer’Dalis Romance~, ~Aeryn~, ~haerdalis~, ~haerdalisromance/haerdalisromance.tp2~, ~~, ~0~, ~~, ~~, ~~, ~~ =&gt; ~-1~ // </text:p>
          </table:table-cell>
        </table:table-row>
        <table:table-row table:style-name="ro1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Haldamir~, ~berelinde~, ~haldamir~, ~~, ~b!halj.dlg~, ~~, ~~, ~~, ~~, ~~ =&gt; ~-1~ // " calcext:value-type="string">
            <text:p><text:s text:c="2"/>~Haldamir~, ~berelinde~, ~haldamir~, ~~, ~b!halj.dlg~, ~~, ~~, ~~, ~~, ~~ =&gt; ~-1~ // </text:p>
          </table:table-cell>
        </table:table-row>
        <table:table-row table:style-name="ro1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Hephernaan~, ~Lava~, ~hephernaan~, ~~, ~l#hphb.dlg~, ~~, ~l#hph25b.dlg~, ~~, ~~, ~~ =&gt; ~-1~ // " calcext:value-type="string">
            <text:p><text:s text:c="2"/>~Hephernaan~, ~Lava~, ~hephernaan~, ~~, ~l#hphb.dlg~, ~~, ~l#hph25b.dlg~, ~~, ~~, ~~ =&gt; ~-1~ // </text:p>
          </table:table-cell>
        </table:table-row>
        <table:table-row table:style-name="ro1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Homeward Bound~, ~berelinde~, ~homeward~, ~~, ~b!ruby.dlg~, ~~, ~~, ~~, ~~, ~~ =&gt; ~-1~ // " calcext:value-type="string">
            <text:p><text:s text:c="2"/>~Homeward Bound~, ~berelinde~, ~homeward~, ~~, ~b!ruby.dlg~, ~~, ~~, ~~, ~~, ~~ =&gt; ~-1~ // </text:p>
          </table:table-cell>
        </table:table-row>
        <table:table-row table:style-name="ro1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Hubelpot~, ~BobTokyo &amp; SConrad~, ~hubelpot~, ~~, ~bsc#hub.dlg~, ~~, ~bsc#hu25.dlg~, ~~, ~~, ~~ =&gt; ~-1~ // " calcext:value-type="string">
            <text:p><text:s text:c="2"/>~Hubelpot~, ~BobTokyo &amp; SConrad~, ~hubelpot~, ~~, ~bsc#hub.dlg~, ~~, ~bsc#hu25.dlg~, ~~, ~~, ~~ =&gt; ~-1~ // </text:p>
          </table:table-cell>
        </table:table-row>
        <table:table-row table:style-name="ro1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Imoen Romance~, ~Lord Mirrabo~, ~imoen-romance~, ~~, ~imdream.cre~, ~~, ~~, ~~, ~imoen2~, ~~ =&gt; ~-1~ // " calcext:value-type="string">
            <text:p><text:s text:c="2"/>~Imoen Romance~, ~Lord Mirrabo~, ~imoen-romance~, ~~, ~imdream.cre~, ~~, ~~, ~~, ~imoen2~, ~~ =&gt; ~-1~ // </text:p>
          </table:table-cell>
        </table:table-row>
        <table:table-row table:style-name="ro1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Isra~, ~Rhaella~, ~isra~, ~~, ~brh#isr.dlg~, ~~, ~rh#is25.dlg~, ~~, ~~, ~~ =&gt; ~-1~ // " calcext:value-type="string">
            <text:p><text:s text:c="2"/>~Isra~, ~Rhaella~, ~isra~, ~~, ~brh#isr.dlg~, ~~, ~rh#is25.dlg~, ~~, ~~, ~~ =&gt; ~-1~ // </text:p>
          </table:table-cell>
        </table:table-row>
        <table:table-row table:style-name="ro1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Iylos~, ~K'aeloree~, ~iylos~, ~~, ~~, ~~, ~blk#iyl.dlg~, ~~, ~~, ~~ =&gt; ~-1~ // Had banters with Auren and Nathaniel that weren’t being compiled" calcext:value-type="string">
            <text:p><text:s text:c="2"/>~Iylos~, ~K'aeloree~, ~iylos~, ~~, ~~, ~~, ~blk#iyl.dlg~, ~~, ~~, ~~ =&gt; ~-1~ // Had banters with Auren and Nathaniel that weren’t being compiled</text:p>
          </table:table-cell>
        </table:table-row>
        <table:table-row table:style-name="ro1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Juniper~, ~Lava~, ~juniper~, ~~, ~~, ~~, ~l#jn25b.dlg~, ~~, ~~, ~~ =&gt; ~-1~ // " calcext:value-type="string">
            <text:p><text:s text:c="2"/>~Juniper~, ~Lava~, ~juniper~, ~~, ~~, ~~, ~l#jn25b.dlg~, ~~, ~~, ~~ =&gt; ~-1~ // </text:p>
          </table:table-cell>
        </table:table-row>
        <table:table-row table:style-name="ro1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Kari~, ~Moongaze~, ~kari~, ~~, ~bmgkari.dlg~, ~~, ~bmgka25.dlg~, ~~, ~~, ~~ =&gt; ~-1~ // " calcext:value-type="string">
            <text:p><text:s text:c="2"/>~Kari~, ~Moongaze~, ~kari~, ~~, ~bmgkari.dlg~, ~~, ~bmgka25.dlg~, ~~, ~~, ~~ =&gt; ~-1~ // </text:p>
          </table:table-cell>
        </table:table-row>
        <table:table-row table:style-name="ro1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Keldorn Romance~, ~berelinde~, ~keldorn-romance~, ~~, ~b!kring.itm~, ~~, ~b!kring.itm~, ~~, ~keldorn~, ~keld25~ =&gt; ~-1~ // " calcext:value-type="string">
            <text:p><text:s text:c="2"/>~Keldorn Romance~, ~berelinde~, ~keldorn-romance~, ~~, ~b!kring.itm~, ~~, ~b!kring.itm~, ~~, ~keldorn~, ~keld25~ =&gt; ~-1~ // </text:p>
          </table:table-cell>
        </table:table-row>
        <table:table-row table:style-name="ro1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Kelsey~, ~jcompton, Ghreyfain~, ~kelsey~, ~~, ~bj#klsy.dlg~, ~~, ~j#klsy25.dlg~, ~~, ~j#klsy~, ~j#klsy25~ =&gt; ~-1~ // " calcext:value-type="string">
            <text:p><text:s text:c="2"/>~Kelsey~, ~jcompton, Ghreyfain~, ~kelsey~, ~~, ~bj#klsy.dlg~, ~~, ~j#klsy25.dlg~, ~~, ~j#klsy~, ~j#klsy25~ =&gt; ~-1~ // </text:p>
          </table:table-cell>
        </table:table-row>
        <table:table-row table:style-name="ro1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Keto~, ~Blue, Bons, jcompton, and friends~, ~keto~, ~~, ~fwketo.dlg~, ~~, ~~, ~~, ~~, ~~ =&gt; ~-1~ // " calcext:value-type="string">
            <text:p><text:s text:c="2"/>~Keto~, ~Blue, Bons, jcompton, and friends~, ~keto~, ~~, ~fwketo.dlg~, ~~, ~~, ~~, ~~, ~~ =&gt; ~-1~ // </text:p>
          </table:table-cell>
        </table:table-row>
        <table:table-row table:style-name="ro1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Khalid~, ~Lava~, ~khalid~, ~~, ~l#khab.dlg~, ~~, ~l#kha25b.dlg~, ~~, ~~, ~~ =&gt; ~-1~ // " calcext:value-type="string">
            <text:p><text:s text:c="2"/>~Khalid~, ~Lava~, ~khalid~, ~~, ~l#khab.dlg~, ~~, ~l#kha25b.dlg~, ~~, ~~, ~~ =&gt; ~-1~ // </text:p>
          </table:table-cell>
        </table:table-row>
        <table:table-row table:style-name="ro1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Kido~, ~Deathsangel~, ~kido~, ~~, ~mwbkid.dlg~, ~~, ~mwbkid25.dlg~, ~~, ~~, ~~ =&gt; ~-1~ // " calcext:value-type="string">
            <text:p><text:s text:c="2"/>~Kido~, ~Deathsangel~, ~kido~, ~~, ~mwbkid.dlg~, ~~, ~mwbkid25.dlg~, ~~, ~~, ~~ =&gt; ~-1~ // </text:p>
          </table:table-cell>
        </table:table-row>
        <table:table-row table:style-name="ro1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Kindrek~, ~nethrin~, ~kindrek~, ~~, ~bkindrek.dlg~, ~~, ~kindre25.dlg~, ~~, ~~, ~~ =&gt; ~-1~ // " calcext:value-type="string">
            <text:p><text:s text:c="2"/>~Kindrek~, ~nethrin~, ~kindrek~, ~~, ~bkindrek.dlg~, ~~, ~kindre25.dlg~, ~~, ~~, ~~ =&gt; ~-1~ // </text:p>
          </table:table-cell>
        </table:table-row>
        <table:table-row table:style-name="ro1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Kitanya~, ~Rastor~, ~kitanya~, ~~, ~r#kityb.dlg~, ~~, ~~, ~~, ~~, ~~ =&gt; ~-1~ // " calcext:value-type="string">
            <text:p><text:s text:c="2"/>~Kitanya~, ~Rastor~, ~kitanya~, ~~, ~r#kityb.dlg~, ~~, ~~, ~~, ~~, ~~ =&gt; ~-1~ // </text:p>
          </table:table-cell>
        </table:table-row>
        <table:table-row table:style-name="ro1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Kivan and Deheriana Companions for BG2~, ~Domi~, ~kivan~, ~~, ~p#kivan.dlg~, ~~, ~bp#kiv25.dlg~, ~~, ~~, ~~ =&gt; ~-1~ // " calcext:value-type="string">
            <text:p><text:s text:c="2"/>~Kivan and Deheriana Companions for BG2~, ~Domi~, ~kivan~, ~~, ~p#kivan.dlg~, ~~, ~bp#kiv25.dlg~, ~~, ~~, ~~ =&gt; ~-1~ // </text:p>
          </table:table-cell>
        </table:table-row>
        <table:table-row table:style-name="ro1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Lhannd~, ~Lava~, ~lhannd~, ~~, ~l#lhab.dlg~, ~~, ~l#lha25b.dlg~, ~~, ~~, ~~ =&gt; ~-1~ // " calcext:value-type="string">
            <text:p><text:s text:c="2"/>~Lhannd~, ~Lava~, ~lhannd~, ~~, ~l#lhab.dlg~, ~~, ~l#lha25b.dlg~, ~~, ~~, ~~ =&gt; ~-1~ // </text:p>
          </table:table-cell>
        </table:table-row>
        <table:table-row table:style-name="ro1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Longer Road~, ~dorotea~, ~longer-road~, ~~, ~~, ~~, ~bjonel25.dlg~, ~~, ~~, ~~ =&gt; ~-1~ // " calcext:value-type="string">
            <text:p><text:s text:c="2"/>~Longer Road~, ~dorotea~, ~longer-road~, ~~, ~~, ~~, ~bjonel25.dlg~, ~~, ~~, ~~ =&gt; ~-1~ // </text:p>
          </table:table-cell>
        </table:table-row>
        <table:table-row table:style-name="ro1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The Luxley Family~, ~Feuille and Miss Sakaki~, ~luxleys~, ~~, ~bfhlseb.dlg~, ~~, ~~, ~~, ~~, ~~ =&gt; ~-1~ // " calcext:value-type="string">
            <text:p><text:s text:c="2"/>~The Luxley Family~, ~Feuille and Miss Sakaki~, ~luxleys~, ~~, ~bfhlseb.dlg~, ~~, ~~, ~~, ~~, ~~ =&gt; ~-1~ // </text:p>
          </table:table-cell>
        </table:table-row>
        <table:table-row table:style-name="ro1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Nalia Romance~, ~Arnel~, ~nalia-arnel~, ~~, ~nalbdy.itm~, ~~, ~~, ~~, ~nalia~, ~~ =&gt; ~-1~ // " calcext:value-type="string">
            <text:p><text:s text:c="2"/>~Nalia Romance~, ~Arnel~, ~nalia-arnel~, ~~, ~nalbdy.itm~, ~~, ~~, ~~, ~nalia~, ~~ =&gt; ~-1~ // </text:p>
          </table:table-cell>
        </table:table-row>
        <table:table-row table:style-name="ro1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de’Arnise Romance~, ~jcompton, Kulyok~, ~nalia-ppg~, ~~, ~pgnalbeg.cre~, ~~, ~~, ~~, ~nalia~, ~nalia25~ =&gt; ~-1~ // Adds romance conflict scripting to Nalia ToB, despite not having ToB content" calcext:value-type="string">
            <text:p><text:s text:c="2"/>~de’Arnise Romance~, ~jcompton, Kulyok~, ~nalia-ppg~, ~~, ~pgnalbeg.cre~, ~~, ~~, ~~, ~nalia~, ~nalia25~ =&gt; ~-1~ // Adds romance conflict scripting to Nalia ToB, despite not having ToB content</text:p>
          </table:table-cell>
        </table:table-row>
        <table:table-row table:style-name="ro1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Nathaniel~, ~Miss_Sakaki~, ~nathaniel~, ~~, ~bfhnat.dlg~, ~~, ~bfhnat25.dlg~, ~~, ~fhnat~, ~fhnat25~ =&gt; ~-1~ // " calcext:value-type="string">
            <text:p><text:s text:c="2"/>~Nathaniel~, ~Miss_Sakaki~, ~nathaniel~, ~~, ~bfhnat.dlg~, ~~, ~bfhnat25.dlg~, ~~, ~fhnat~, ~fhnat25~ =&gt; ~-1~ // </text:p>
          </table:table-cell>
        </table:table-row>
        <table:table-row table:style-name="ro1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Neh’taniel~, ~Kitanna~, ~nehtaniel~, ~~, ~sk#neht.dlg~, ~~, ~~, ~~, ~~, ~~ =&gt; ~-1~ // " calcext:value-type="string">
            <text:p><text:s text:c="2"/>~Neh’taniel~, ~Kitanna~, ~nehtaniel~, ~~, ~sk#neht.dlg~, ~~, ~~, ~~, ~~, ~~ =&gt; ~-1~ // </text:p>
          </table:table-cell>
        </table:table-row>
        <table:table-row table:style-name="ro1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Nephele~, ~K'aeloree~, ~nephele~, ~~, ~lk#neph.dlg~, ~~, ~~, ~~, ~~, ~~ =&gt; ~-1~ // " calcext:value-type="string">
            <text:p><text:s text:c="2"/>~Nephele~, ~K'aeloree~, ~nephele~, ~~, ~lk#neph.dlg~, ~~, ~~, ~~, ~~, ~~ =&gt; ~-1~ // </text:p>
          </table:table-cell>
        </table:table-row>
        <table:table-row table:style-name="ro1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Ninde~, ~Deva, K'aeloree and Rhaella~, ~ninde~, ~~, ~lk#nind.dlg~, ~~, ~lk#ni25.dlg~, ~~, ~lk#nins~, ~lk#ni25~ =&gt; ~-1~ // Had conflict script, but was not being applied" calcext:value-type="string">
            <text:p><text:s text:c="2"/>~Ninde~, ~Deva, K'aeloree and Rhaella~, ~ninde~, ~~, ~lk#nind.dlg~, ~~, ~lk#ni25.dlg~, ~~, ~lk#nins~, ~lk#ni25~ =&gt; ~-1~ // Had conflict script, but was not being applied</text:p>
          </table:table-cell>
        </table:table-row>
        <table:table-row table:style-name="ro1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Pai’Na~, ~The Artisan~, ~paina~, ~~, ~bc0paina.dlg~, ~~, ~~, ~~, ~~, ~~ =&gt; ~-1~ // " calcext:value-type="string">
            <text:p><text:s text:c="2"/>~Pai’Na~, ~The Artisan~, ~paina~, ~~, ~bc0paina.dlg~, ~~, ~~, ~~, ~~, ~~ =&gt; ~-1~ // </text:p>
          </table:table-cell>
        </table:table-row>
        <table:table-row table:style-name="ro1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Petsy~, ~Lava~, ~petsy~, ~~, ~l3petsyb.dlg~, ~~, ~l3pet25b.dlg~, ~~, ~~, ~~ =&gt; ~-1~ // " calcext:value-type="string">
            <text:p><text:s text:c="2"/>~Petsy~, ~Lava~, ~petsy~, ~~, ~l3petsyb.dlg~, ~~, ~l3pet25b.dlg~, ~~, ~~, ~~ =&gt; ~-1~ // </text:p>
          </table:table-cell>
        </table:table-row>
        <table:table-row table:style-name="ro1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Quayle~, ~Lava~, ~quayle~, ~~, ~1xquayb.dlg~, ~~, ~1xqu25b.dlg~, ~~, ~~, ~~ =&gt; ~-1~ // " calcext:value-type="string">
            <text:p><text:s text:c="2"/>~Quayle~, ~Lava~, ~quayle~, ~~, ~1xquayb.dlg~, ~~, ~1xqu25b.dlg~, ~~, ~~, ~~ =&gt; ~-1~ // </text:p>
          </table:table-cell>
        </table:table-row>
        <table:table-row table:style-name="ro1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Saerileth~, ~Sillara and Nethrin~, ~saerilith~, ~~, ~bsaerile.dlg~, ~~, ~saeril25.dlg~, ~~, ~saerilet~, ~saeril25~ =&gt; ~-1~ // " calcext:value-type="string">
            <text:p><text:s text:c="2"/>~Saerileth~, ~Sillara and Nethrin~, ~saerilith~, ~~, ~bsaerile.dlg~, ~~, ~saeril25.dlg~, ~~, ~saerilet~, ~saeril25~ =&gt; ~-1~ // </text:p>
          </table:table-cell>
        </table:table-row>
        <table:table-row table:style-name="ro1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Sarah~, ~theacefes~, ~sarah~, ~~, ~k#sarah.dlg~, ~~, ~~, ~~, ~k#sarah~, ~k#sara25~ =&gt; ~-1~ // " calcext:value-type="string">
            <text:p><text:s text:c="2"/>~Sarah~, ~theacefes~, ~sarah~, ~~, ~k#sarah.dlg~, ~~, ~~, ~~, ~k#sarah~, ~k#sara25~ =&gt; ~-1~ // </text:p>
          </table:table-cell>
        </table:table-row>
        <table:table-row table:style-name="ro1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Sirene~, ~The Artisan~, ~sirene~, ~~, ~bc0siren.dlg~, ~~, ~~, ~~, ~~, ~~ =&gt; ~-1~ // " calcext:value-type="string">
            <text:p><text:s text:c="2"/>~Sirene~, ~The Artisan~, ~sirene~, ~~, ~bc0siren.dlg~, ~~, ~~, ~~, ~~, ~~ =&gt; ~-1~ // </text:p>
          </table:table-cell>
        </table:table-row>
        <table:table-row table:style-name="ro1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Skie~, ~Lava~, ~skie~, ~~, ~1xskieb.dlg~, ~~, ~1xski25b.dlg~, ~~, ~~, ~~ =&gt; ~-1~ // " calcext:value-type="string">
            <text:p><text:s text:c="2"/>~Skie~, ~Lava~, ~skie~, ~~, ~1xskieb.dlg~, ~~, ~1xski25b.dlg~, ~~, ~~, ~~ =&gt; ~-1~ // </text:p>
          </table:table-cell>
        </table:table-row>
        <table:table-row table:style-name="ro1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Skie – The Cost of One Girl’s Soul~, ~Lava~, ~skiecost~, ~~, ~l#2sdskb.dlg~, ~~, ~l#2sd25b.dlg~, ~~, ~~, ~~ =&gt; ~-1~ // " calcext:value-type="string">
            <text:p><text:s text:c="2"/>~Skie – The Cost of One Girl’s Soul~, ~Lava~, ~skiecost~, ~~, ~l#2sdskb.dlg~, ~~, ~l#2sd25b.dlg~, ~~, ~~, ~~ =&gt; ~-1~ // </text:p>
          </table:table-cell>
        </table:table-row>
        <table:table-row table:style-name="ro1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Solaufein’s Rescue~, ~jastey~, ~solaufein~, ~~, ~c#solaub.dlg~, ~~, ~c#solaub.dlg~, ~~, ~~, ~~ =&gt; ~-1~ // " calcext:value-type="string">
            <text:p><text:s text:c="2"/>~Solaufein’s Rescue~, ~jastey~, ~solaufein~, ~~, ~c#solaub.dlg~, ~~, ~c#solaub.dlg~, ~~, ~~, ~~ =&gt; ~-1~ // </text:p>
          </table:table-cell>
        </table:table-row>
        <table:table-row table:style-name="ro1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Solaufein~, ~Wes Weimer~, ~solaufein-ww~, ~~, ~bsola.dlg~, ~~, ~bsola25.dlg~, ~~, ~~, ~~ =&gt; ~-1~ // " calcext:value-type="string">
            <text:p><text:s text:c="2"/>~Solaufein~, ~Wes Weimer~, ~solaufein-ww~, ~~, ~bsola.dlg~, ~~, ~bsola25.dlg~, ~~, ~~, ~~ =&gt; ~-1~ // </text:p>
          </table:table-cell>
        </table:table-row>
        <table:table-row table:style-name="ro1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Tashia~, ~Arian~, ~tashia~, ~~, ~btashia.dlg~, ~~, ~btashi25.dlg~, ~~, ~tashia~, ~tash25~ =&gt; ~-1~ // " calcext:value-type="string">
            <text:p><text:s text:c="2"/>~Tashia~, ~Arian~, ~tashia~, ~~, ~btashia.dlg~, ~~, ~btashi25.dlg~, ~~, ~tashia~, ~tash25~ =&gt; ~-1~ // </text:p>
          </table:table-cell>
        </table:table-row>
        <table:table-row table:style-name="ro1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Tiax~, ~Kulyok~, ~tiax~, ~~, ~bo#tiax.dlg~, ~~, ~bo#tia25.dlg~, ~~, ~~, ~~ =&gt; ~-1~ // " calcext:value-type="string">
            <text:p><text:s text:c="2"/>~Tiax~, ~Kulyok~, ~tiax~, ~~, ~bo#tiax.dlg~, ~~, ~bo#tia25.dlg~, ~~, ~~, ~~ =&gt; ~-1~ // </text:p>
          </table:table-cell>
        </table:table-row>
        <table:table-row table:style-name="ro1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Tales of the Deep Gardens~, ~Lava~, ~totdg~, ~~, ~0x1dg.bcs.dlg~, ~~, ~~, ~~, ~~, ~~ =&gt; ~-1~ // " calcext:value-type="string">
            <text:p><text:s text:c="2"/>~Tales of the Deep Gardens~, ~Lava~, ~totdg~, ~~, ~0x1dg.bcs.dlg~, ~~, ~~, ~~, ~~, ~~ =&gt; ~-1~ // </text:p>
          </table:table-cell>
        </table:table-row>
        <table:table-row table:style-name="ro1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Tortured Souls~, ~Vlad~, ~ts-sime~, ~~, ~sime.bcs~, ~~, ~sime25.bcs~, ~~, ~sime~, ~sime25~ =&gt; ~-1~ // " calcext:value-type="string">
            <text:p><text:s text:c="2"/>~Tortured Souls~, ~Vlad~, ~ts-sime~, ~~, ~sime.bcs~, ~~, ~sime25.bcs~, ~~, ~sime~, ~sime25~ =&gt; ~-1~ // </text:p>
          </table:table-cell>
        </table:table-row>
        <table:table-row table:style-name="ro1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Tsujatha~, ~Sillara~, ~tsujatha~, ~~, ~btsujat.dlg~, ~~, ~btsuja25.dlg~, ~~, ~tsujath~, ~tsujat25~ =&gt; ~-1~ // " calcext:value-type="string">
            <text:p><text:s text:c="2"/>~Tsujatha~, ~Sillara~, ~tsujatha~, ~~, ~btsujat.dlg~, ~~, ~btsuja25.dlg~, ~~, ~tsujath~, ~tsujat25~ =&gt; ~-1~ // </text:p>
          </table:table-cell>
        </table:table-row>
        <table:table-row table:style-name="ro1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Tyris Flare~, ~Grim Squeaker~, ~tyris-flare~, ~~, ~g#tyris.bcs~, ~~, ~g#tyrs25.bcs~, ~~, ~g#tyris~, ~g#tyrs25~ =&gt; ~-1~ // " calcext:value-type="string">
            <text:p><text:s text:c="2"/>~Tyris Flare~, ~Grim Squeaker~, ~tyris-flare~, ~~, ~g#tyris.bcs~, ~~, ~g#tyrs25.bcs~, ~~, ~g#tyris~, ~g#tyrs25~ =&gt; ~-1~ // </text:p>
          </table:table-cell>
        </table:table-row>
        <table:table-row table:style-name="ro1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Varshoon~, ~Lava~, ~varshoon~, ~~, ~vxvarb.dlg~, ~~, ~vxvar25b.dlg~, ~~, ~~, ~~ =&gt; ~-1~ // " calcext:value-type="string">
            <text:p><text:s text:c="2"/>~Varshoon~, ~Lava~, ~varshoon~, ~~, ~vxvarb.dlg~, ~~, ~vxvar25b.dlg~, ~~, ~~, ~~ =&gt; ~-1~ // </text:p>
          </table:table-cell>
        </table:table-row>
        <table:table-row table:style-name="ro1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Verr’Sza~, ~Lava~, ~verrsza~, ~~, ~l#2verrb.dlg~, ~~, ~l#2ve25b.dlg~, ~~, ~~, ~~ =&gt; ~-1~ // " calcext:value-type="string">
            <text:p><text:s text:c="2"/>~Verr’Sza~, ~Lava~, ~verrsza~, ~~, ~l#2verrb.dlg~, ~~, ~l#2ve25b.dlg~, ~~, ~~, ~~ =&gt; ~-1~ // </text:p>
          </table:table-cell>
        </table:table-row>
        <table:table-row table:style-name="ro1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Walahnan~, ~Lava~, ~walahnan~, ~~, ~l#2whb.dlg~, ~~, ~l#2wh25b.dlg~, ~~, ~~, ~~ =&gt; ~-1~ // " calcext:value-type="string">
            <text:p><text:s text:c="2"/>~Walahnan~, ~Lava~, ~walahnan~, ~~, ~l#2whb.dlg~, ~~, ~l#2wh25b.dlg~, ~~, ~~, ~~ =&gt; ~-1~ // </text:p>
          </table:table-cell>
        </table:table-row>
        <table:table-row table:style-name="ro1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Wikaede~, ~Moongaze~, ~wikaede~, ~~, ~bmgwika.dlg~, ~~, ~~, ~~, ~~, ~~ =&gt; ~-1~ // " calcext:value-type="string">
            <text:p><text:s text:c="2"/>~Wikaede~, ~Moongaze~, ~wikaede~, ~~, ~bmgwika.dlg~, ~~, ~~, ~~, ~~, ~~ =&gt; ~-1~ // </text:p>
          </table:table-cell>
        </table:table-row>
        <table:table-row table:style-name="ro1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Will~, ~Lava~, ~will~, ~~, ~l0willb.dlg~, ~~, ~l0wil25b.dlg~, ~~, ~~, ~~ =&gt; ~-1~ // " calcext:value-type="string">
            <text:p><text:s text:c="2"/>~Will~, ~Lava~, ~will~, ~~, ~l0willb.dlg~, ~~, ~l0wil25b.dlg~, ~~, ~~, ~~ =&gt; ~-1~ // </text:p>
          </table:table-cell>
        </table:table-row>
        <table:table-row table:style-name="ro1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Willie Bruce~, ~nethrin~, ~williebruce~, ~~, ~bwillyb.dlg~, ~~, ~~, ~~, ~~, ~~ =&gt; ~-1~ // " calcext:value-type="string">
            <text:p><text:s text:c="2"/>~Willie Bruce~, ~nethrin~, ~williebruce~, ~~, ~bwillyb.dlg~, ~~, ~~, ~~, ~~, ~~ =&gt; ~-1~ // </text:p>
          </table:table-cell>
        </table:table-row>
        <table:table-row table:style-name="ro1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Xan~, ~Kulyok~, ~xan~, ~~, ~o#xan.dlg~, ~~, ~o#xan25.dlg~, ~~, ~o#xans~, ~o#xan25s~ =&gt; ~-1~ // " calcext:value-type="string">
            <text:p><text:s text:c="2"/>~Xan~, ~Kulyok~, ~xan~, ~~, ~o#xan.dlg~, ~~, ~o#xan25.dlg~, ~~, ~o#xans~, ~o#xan25s~ =&gt; ~-1~ // </text:p>
          </table:table-cell>
        </table:table-row>
        <table:table-row table:style-name="ro1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Xulaye~, ~K'aeloree, Riviera, Bookwyrme~, ~xulaye~, ~~, ~blk#xul.dlg~, ~~, ~~, ~~, ~~, ~~ =&gt; ~-1~ // " calcext:value-type="string">
            <text:p><text:s text:c="2"/>~Xulaye~, ~K'aeloree, Riviera, Bookwyrme~, ~xulaye~, ~~, ~blk#xul.dlg~, ~~, ~~, ~~, ~~, ~~ =&gt; ~-1~ // </text:p>
          </table:table-cell>
        </table:table-row>
        <table:table-row table:style-name="ro1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Xzele~, ~Lava~, ~xzele~, ~~, ~l#xzeb.dlg~, ~~, ~l#xze25b.dlg~, ~~, ~~, ~~ =&gt; ~-1~ // " calcext:value-type="string">
            <text:p><text:s text:c="2"/>~Xzele~, ~Lava~, ~xzele~, ~~, ~l#xzeb.dlg~, ~~, ~l#xze25b.dlg~, ~~, ~~, ~~ =&gt; ~-1~ // </text:p>
          </table:table-cell>
        </table:table-row>
        <table:table-row table:style-name="ro1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Yasraena~, ~Sillara~, ~yasraena~, ~~, ~byasraen.dlg~, ~~, ~byasra25.dlg~, ~~, ~~, ~~ =&gt; ~-1~ // " calcext:value-type="string">
            <text:p><text:s text:c="2"/>~Yasraena~, ~Sillara~, ~yasraena~, ~~, ~byasraen.dlg~, ~~, ~byasra25.dlg~, ~~, ~~, ~~ =&gt; ~-1~ // </text:p>
          </table:table-cell>
        </table:table-row>
        <table:table-row table:style-name="ro1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Yoshimo’s Remorse~, ~jmaeq, Lava~, ~yoshimo-remorse~, ~~, ~~, ~~, ~yyosh25b.dlg~, ~~, ~~, ~~ =&gt; ~-1~ // " calcext:value-type="string">
            <text:p><text:s text:c="2"/>~Yoshimo’s Remorse~, ~jmaeq, Lava~, ~yoshimo-remorse~, ~~, ~~, ~~, ~yyosh25b.dlg~, ~~, ~~, ~~ =&gt; ~-1~ // </text:p>
          </table:table-cell>
        </table:table-row>
        <table:table-row table:style-name="ro1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Yoshimo Romance~, ~Lava~, ~yoshimo-romance~, ~yoshimoromance/yoshimoromance.tp2~, ~~, ~0~, ~~, ~~, ~~, ~~ =&gt; ~-1~ // " calcext:value-type="string">
            <text:p><text:s text:c="2"/>~Yoshimo Romance~, ~Lava~, ~yoshimo-romance~, ~yoshimoromance/yoshimoromance.tp2~, ~~, ~0~, ~~, ~~, ~~, ~~ =&gt; ~-1~ // </text:p>
          </table:table-cell>
        </table:table-row>
        <table:table-row table:style-name="ro1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Yvette~, ~Lava~, ~yvette~, ~~, ~yxyveb.dlg~, ~~, ~yxyv25b.dlg~, ~~, ~~, ~~ =&gt; ~-1~ // " calcext:value-type="string">
            <text:p><text:s text:c="2"/>~Yvette~, ~Lava~, ~yvette~, ~~, ~yxyveb.dlg~, ~~, ~yxyv25b.dlg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3:32:27.8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3-10-30T13:35:24.449000000</dc:date>
    <meta:editing-duration>P1DT2H28M16S</meta:editing-duration>
    <meta:editing-cycles>20</meta:editing-cycles>
    <meta:generator>LibreOffice/7.2.1.2$Windows_X86_64 LibreOffice_project/87b77fad49947c1441b67c559c339af8f3517e22</meta:generator>
    <meta:document-statistic meta:table-count="2" meta:cell-count="544" meta:object-count="0"/>
  </office:meta>
</office:document-meta>
</file>